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="Arrow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fill-color="#ffffff" draw:textarea-horizontal-align="left" draw:auto-grow-width="true" fo:min-width="1.405cm"/>
    </style:style>
    <style:style style:name="gr4" style:family="graphic" style:parent-style-name="standard">
      <style:graphic-properties draw:stroke="none" draw:fill="none" draw:fill-color="#ffffff" draw:textarea-horizontal-align="left" draw:auto-grow-width="true"/>
    </style:style>
    <style:style style:name="gr5" style:family="graphic" style:parent-style-name="standard">
      <style:graphic-properties svg:stroke-width="0.152cm" draw:marker-start="Arrow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draw:marker-start="Arrow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2.055cm"/>
    </style:style>
    <style:style style:name="gr8" style:family="graphic" style:parent-style-name="standard">
      <style:graphic-properties svg:stroke-width="0.152cm" draw:marker-start-width="0.533cm" draw:marker-end-width="0.533cm" draw:fill-color="#c0c0c0" draw:textarea-horizontal-align="justify" draw:textarea-vertical-align="middle" draw:auto-grow-height="false" fo:padding-top="0.201cm" fo:padding-bottom="0.201cm" fo:padding-left="0.326cm" fo:padding-right="0.326cm" draw:shadow="visible" draw:shadow-offset-x="0.102cm" draw:shadow-offset-y="0.102cm" draw:shadow-color="#00000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  <style:text-properties fo:font-family="'Century Schoolbook L'" style:font-family-generic="roman" style:font-pitch="variable"/>
    </style:style>
    <style:style style:name="P3" style:family="paragraph">
      <style:paragraph-properties fo:text-align="end"/>
      <style:text-properties fo:font-family="'Century Schoolbook L'" style:font-family-generic="roman" style:font-pitch="variable"/>
    </style:style>
    <style:style style:name="P4" style:family="paragraph">
      <style:paragraph-properties fo:margin-left="0cm" fo:margin-right="0cm" fo:text-indent="0cm"/>
      <style:text-properties fo:font-family="'Century Schoolbook L'" style:font-family-generic="roman" style:font-pitch="variable"/>
    </style:style>
    <style:style style:name="P5" style:family="paragraph">
      <style:text-properties fo:font-family="'Century Schoolbook L'" style:font-family-generic="roman" style:font-pitch="variable"/>
    </style:style>
    <style:style style:name="P6" style:family="paragraph">
      <style:paragraph-properties fo:margin-left="0cm" fo:margin-right="0cm" fo:text-align="center" fo:text-indent="0cm"/>
      <style:text-properties fo:font-family="'Century Schoolbook L'" style:font-family-generic="roman" style:font-pitch="variable"/>
    </style:style>
    <style:style style:name="P7" style:family="paragraph">
      <style:paragraph-properties fo:text-align="center"/>
      <style:text-properties fo:font-family="'Century Schoolbook L'" style:font-family-generic="roman" style:font-pitch="variable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6.08cm" svg:y1="8.813cm" svg:x2="10.525cm" svg:y2="8.813cm">
              <text:p/>
            </draw:line>
            <draw:frame draw:style-name="gr2" draw:text-style-name="P3" draw:layer="layout" svg:width="3.732cm" svg:height="1.077cm" svg:x="2.533cm" svg:y="8.178cm">
              <draw:text-box>
                <text:p text:style-name="P2">master_clk</text:p>
              </draw:text-box>
            </draw:frame>
          </draw:g>
          <draw:g>
            <draw:line draw:style-name="gr1" draw:text-style-name="P1" draw:layer="layout" svg:x1="6.08cm" svg:y1="9.669cm" svg:x2="10.525cm" svg:y2="9.669cm">
              <text:p/>
            </draw:line>
            <draw:frame draw:style-name="gr3" draw:text-style-name="P2" draw:layer="layout" svg:width="2.272cm" svg:height="1.077cm" svg:x="3.993cm" svg:y="9.131cm">
              <draw:text-box>
                <text:p text:style-name="P2">SCLK</text:p>
              </draw:text-box>
            </draw:frame>
          </draw:g>
          <draw:g>
            <draw:line draw:style-name="gr1" draw:text-style-name="P1" draw:layer="layout" svg:x1="6.08cm" svg:y1="10.621cm" svg:x2="10.525cm" svg:y2="10.621cm">
              <text:p/>
            </draw:line>
            <draw:frame draw:style-name="gr4" draw:text-style-name="P2" draw:layer="layout" svg:width="1.653cm" svg:height="1.077cm" svg:x="4.612cm" svg:y="10.083cm">
              <draw:text-box>
                <text:p text:style-name="P2">SDI</text:p>
              </draw:text-box>
            </draw:frame>
          </draw:g>
          <draw:g>
            <draw:line draw:style-name="gr1" draw:text-style-name="P1" draw:layer="layout" svg:x1="6.08cm" svg:y1="11.574cm" svg:x2="10.525cm" svg:y2="11.574cm">
              <text:p/>
            </draw:line>
            <draw:frame draw:style-name="gr4" draw:text-style-name="P2" draw:layer="layout" svg:width="1.886cm" svg:height="1.077cm" svg:x="4.379cm" svg:y="11.036cm">
              <draw:text-box>
                <text:p text:style-name="P2">SDO</text:p>
              </draw:text-box>
            </draw:frame>
          </draw:g>
          <draw:g>
            <draw:line draw:style-name="gr5" draw:text-style-name="P1" draw:layer="layout" svg:x1="6.08cm" svg:y1="12.526cm" svg:x2="10.525cm" svg:y2="12.526cm">
              <text:p/>
            </draw:line>
            <draw:frame draw:style-name="gr4" draw:text-style-name="P2" draw:layer="layout" svg:width="3.995cm" svg:height="1.077cm" svg:x="2.27cm" svg:y="11.988cm">
              <draw:text-box>
                <text:p text:style-name="P2">SEN_FPGA</text:p>
              </draw:text-box>
            </draw:frame>
          </draw:g>
        </draw:g>
        <draw:g>
          <draw:g>
            <draw:line draw:style-name="gr1" draw:text-style-name="P1" draw:layer="layout" svg:x1="6.08cm" svg:y1="13.796cm" svg:x2="10.525cm" svg:y2="13.796cm">
              <text:p/>
            </draw:line>
            <draw:frame draw:style-name="gr2" draw:text-style-name="P5" draw:layer="layout" svg:width="2.394cm" svg:height="1.077cm" svg:x="3.815cm" svg:y="13.258cm">
              <draw:text-box>
                <text:p text:style-name="P4">FX2_1</text:p>
              </draw:text-box>
            </draw:frame>
          </draw:g>
          <draw:g>
            <draw:line draw:style-name="gr1" draw:text-style-name="P1" draw:layer="layout" svg:x1="6.08cm" svg:y1="14.749cm" svg:x2="10.525cm" svg:y2="14.749cm">
              <text:p/>
            </draw:line>
            <draw:frame draw:style-name="gr2" draw:text-style-name="P5" draw:layer="layout" svg:width="2.399cm" svg:height="1.077cm" svg:x="3.81cm" svg:y="14.211cm">
              <draw:text-box>
                <text:p text:style-name="P4">FX2_2</text:p>
              </draw:text-box>
            </draw:frame>
          </draw:g>
          <draw:g>
            <draw:line draw:style-name="gr1" draw:text-style-name="P1" draw:layer="layout" svg:x1="6.08cm" svg:y1="15.701cm" svg:x2="10.525cm" svg:y2="15.701cm">
              <text:p/>
            </draw:line>
            <draw:frame draw:style-name="gr2" draw:text-style-name="P5" draw:layer="layout" svg:width="2.399cm" svg:height="1.077cm" svg:x="3.81cm" svg:y="15.163cm">
              <draw:text-box>
                <text:p text:style-name="P4">FX2_3</text:p>
              </draw:text-box>
            </draw:frame>
          </draw:g>
        </draw:g>
        <draw:g>
          <draw:g>
            <draw:line draw:style-name="gr1" draw:text-style-name="P1" draw:layer="layout" svg:x1="18.145cm" svg:y1="4.81cm" svg:x2="22.59cm" svg:y2="4.81cm">
              <text:p/>
            </draw:line>
            <draw:frame draw:style-name="gr2" draw:text-style-name="P5" draw:layer="layout" svg:width="2.479cm" svg:height="1.077cm" svg:x="22.59cm" svg:y="4.175cm">
              <draw:text-box>
                <text:p text:style-name="P4">rx_a_a</text:p>
              </draw:text-box>
            </draw:frame>
          </draw:g>
          <draw:g>
            <draw:line draw:style-name="gr1" draw:text-style-name="P1" draw:layer="layout" svg:x1="18.145cm" svg:y1="5.572cm" svg:x2="22.59cm" svg:y2="5.572cm">
              <text:p/>
            </draw:line>
            <draw:frame draw:style-name="gr2" draw:text-style-name="P5" draw:layer="layout" svg:width="2.475cm" svg:height="1.077cm" svg:x="22.59cm" svg:y="4.937cm">
              <draw:text-box>
                <text:p text:style-name="P4">rx_b_a</text:p>
              </draw:text-box>
            </draw:frame>
          </draw:g>
          <draw:g>
            <draw:line draw:style-name="gr1" draw:text-style-name="P1" draw:layer="layout" svg:x1="18.145cm" svg:y1="6.334cm" svg:x2="22.59cm" svg:y2="6.334cm">
              <text:p/>
            </draw:line>
            <draw:frame draw:style-name="gr2" draw:text-style-name="P5" draw:layer="layout" svg:width="2.475cm" svg:height="1.077cm" svg:x="22.59cm" svg:y="5.699cm">
              <draw:text-box>
                <text:p text:style-name="P4">rx_a_b</text:p>
              </draw:text-box>
            </draw:frame>
          </draw:g>
          <draw:g>
            <draw:line draw:style-name="gr1" draw:text-style-name="P1" draw:layer="layout" svg:x1="18.145cm" svg:y1="7.096cm" svg:x2="22.59cm" svg:y2="7.096cm">
              <text:p/>
            </draw:line>
            <draw:frame draw:style-name="gr2" draw:text-style-name="P5" draw:layer="layout" svg:width="2.471cm" svg:height="1.077cm" svg:x="22.59cm" svg:y="6.461cm">
              <draw:text-box>
                <text:p text:style-name="P4">rx_b_b</text:p>
              </draw:text-box>
            </draw:frame>
          </draw:g>
        </draw:g>
        <draw:g>
          <draw:g>
            <draw:line draw:style-name="gr1" draw:text-style-name="P1" draw:layer="layout" svg:x1="18.145cm" svg:y1="8.525cm" svg:x2="22.59cm" svg:y2="8.525cm">
              <text:p/>
            </draw:line>
            <draw:frame draw:style-name="gr2" draw:text-style-name="P5" draw:layer="layout" svg:width="1.764cm" svg:height="1.077cm" svg:x="22.745cm" svg:y="7.985cm">
              <draw:text-box>
                <text:p text:style-name="P4">tx_a</text:p>
              </draw:text-box>
            </draw:frame>
          </draw:g>
          <draw:g>
            <draw:line draw:style-name="gr1" draw:text-style-name="P1" draw:layer="layout" svg:x1="18.145cm" svg:y1="9.453cm" svg:x2="22.59cm" svg:y2="9.453cm">
              <text:p/>
            </draw:line>
            <draw:frame draw:style-name="gr2" draw:text-style-name="P5" draw:layer="layout" svg:width="1.759cm" svg:height="1.077cm" svg:x="22.745cm" svg:y="8.913cm">
              <draw:text-box>
                <text:p text:style-name="P4">tx_b</text:p>
              </draw:text-box>
            </draw:frame>
          </draw:g>
          <draw:g>
            <draw:line draw:style-name="gr1" draw:text-style-name="P1" draw:layer="layout" svg:x1="18.145cm" svg:y1="10.38cm" svg:x2="22.59cm" svg:y2="10.38cm">
              <text:p/>
            </draw:line>
            <draw:frame draw:style-name="gr2" draw:text-style-name="P5" draw:layer="layout" svg:width="3.965cm" svg:height="1.077cm" svg:x="22.59cm" svg:y="9.84cm">
              <draw:text-box>
                <text:p text:style-name="P4">TXSYNC_A</text:p>
              </draw:text-box>
            </draw:frame>
          </draw:g>
          <draw:g>
            <draw:line draw:style-name="gr1" draw:text-style-name="P1" draw:layer="layout" svg:x1="18.145cm" svg:y1="11.308cm" svg:x2="22.59cm" svg:y2="11.308cm">
              <text:p/>
            </draw:line>
            <draw:frame draw:style-name="gr2" draw:text-style-name="P5" draw:layer="layout" svg:width="3.961cm" svg:height="1.077cm" svg:x="22.594cm" svg:y="10.768cm">
              <draw:text-box>
                <text:p text:style-name="P4">TXSYNC_B</text:p>
              </draw:text-box>
            </draw:frame>
          </draw:g>
        </draw:g>
        <draw:g>
          <draw:g>
            <draw:line draw:style-name="gr1" draw:text-style-name="P1" draw:layer="layout" svg:x1="18.145cm" svg:y1="12.97cm" svg:x2="22.59cm" svg:y2="12.97cm">
              <text:p/>
            </draw:line>
            <draw:frame draw:style-name="gr2" draw:text-style-name="P5" draw:layer="layout" svg:width="2.394cm" svg:height="1.077cm" svg:x="22.745cm" svg:y="12.43cm">
              <draw:text-box>
                <text:p text:style-name="P4">usbclk</text:p>
              </draw:text-box>
            </draw:frame>
          </draw:g>
          <draw:g>
            <draw:line draw:style-name="gr1" draw:text-style-name="P1" draw:layer="layout" svg:x1="18.145cm" svg:y1="13.881cm" svg:x2="22.59cm" svg:y2="13.881cm">
              <text:p/>
            </draw:line>
            <draw:frame draw:style-name="gr2" draw:text-style-name="P5" draw:layer="layout" svg:width="2.267cm" svg:height="1.077cm" svg:x="22.745cm" svg:y="13.341cm">
              <draw:text-box>
                <text:p text:style-name="P4">usbctl</text:p>
              </draw:text-box>
            </draw:frame>
          </draw:g>
          <draw:g>
            <draw:line draw:style-name="gr1" draw:text-style-name="P1" draw:layer="layout" svg:x1="18.145cm" svg:y1="14.887cm" svg:x2="22.59cm" svg:y2="14.887cm">
              <text:p/>
            </draw:line>
            <draw:frame draw:style-name="gr2" draw:text-style-name="P5" draw:layer="layout" svg:width="2.521cm" svg:height="1.077cm" svg:x="22.745cm" svg:y="14.252cm">
              <draw:text-box>
                <text:p text:style-name="P4">usbrdy</text:p>
              </draw:text-box>
            </draw:frame>
          </draw:g>
          <draw:g>
            <draw:line draw:style-name="gr5" draw:text-style-name="P1" draw:layer="layout" svg:x1="18.145cm" svg:y1="15.798cm" svg:x2="22.59cm" svg:y2="15.798cm">
              <text:p/>
            </draw:line>
            <draw:frame draw:style-name="gr2" draw:text-style-name="P5" draw:layer="layout" svg:width="2.86cm" svg:height="1.077cm" svg:x="22.745cm" svg:y="15.163cm">
              <draw:text-box>
                <text:p text:style-name="P4">usbdata</text:p>
              </draw:text-box>
            </draw:frame>
          </draw:g>
        </draw:g>
        <draw:g>
          <draw:g>
            <draw:line draw:style-name="gr6" draw:text-style-name="P1" draw:layer="layout" svg:x1="6.08cm" svg:y1="4.713cm" svg:x2="10.525cm" svg:y2="4.713cm">
              <text:p/>
            </draw:line>
            <draw:frame draw:style-name="gr2" draw:text-style-name="P4" draw:layer="layout" svg:width="2.602cm" svg:height="1.077cm" svg:x="3.54cm" svg:y="4.175cm">
              <draw:text-box>
                <text:p text:style-name="P4">io_tx_a</text:p>
              </draw:text-box>
            </draw:frame>
          </draw:g>
          <draw:g>
            <draw:line draw:style-name="gr6" draw:text-style-name="P1" draw:layer="layout" svg:x1="6.08cm" svg:y1="5.624cm" svg:x2="10.525cm" svg:y2="5.624cm">
              <text:p/>
            </draw:line>
            <draw:frame draw:style-name="gr7" draw:text-style-name="P4" draw:layer="layout" svg:width="2.598cm" svg:height="1.077cm" svg:x="3.54cm" svg:y="5.086cm">
              <draw:text-box>
                <text:p text:style-name="P4">io_tx_b</text:p>
              </draw:text-box>
            </draw:frame>
          </draw:g>
          <draw:g>
            <draw:line draw:style-name="gr6" draw:text-style-name="P1" draw:layer="layout" svg:x1="6.08cm" svg:y1="6.535cm" svg:x2="10.525cm" svg:y2="6.535cm">
              <text:p/>
            </draw:line>
            <draw:frame draw:style-name="gr2" draw:text-style-name="P5" draw:layer="layout" svg:width="2.644cm" svg:height="1.077cm" svg:x="3.54cm" svg:y="5.997cm">
              <draw:text-box>
                <text:p text:style-name="P4">io_rx_a</text:p>
              </draw:text-box>
            </draw:frame>
          </draw:g>
          <draw:g>
            <draw:line draw:style-name="gr6" draw:text-style-name="P1" draw:layer="layout" svg:x1="6.08cm" svg:y1="7.446cm" svg:x2="10.525cm" svg:y2="7.446cm">
              <text:p/>
            </draw:line>
            <draw:frame draw:style-name="gr2" draw:text-style-name="P5" draw:layer="layout" svg:width="2.64cm" svg:height="1.077cm" svg:x="3.54cm" svg:y="6.908cm">
              <draw:text-box>
                <text:p text:style-name="P4">io_rx_b</text:p>
              </draw:text-box>
            </draw:frame>
          </draw:g>
        </draw:g>
        <draw:custom-shape draw:style-name="gr8" draw:text-style-name="P7" draw:layer="layout" svg:width="7.62cm" svg:height="13.97cm" svg:x="10.525cm" svg:y="3.54cm">
          <text:p text:style-name="P6"><text:span text:style-name="T1">USRP_ST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7-03T15:40:02</meta:creation-date>
    <dc:date>2008-07-03T16:17:03</dc:date>
    <meta:editing-cycles>4</meta:editing-cycles>
    <meta:editing-duration>PT37M2S</meta:editing-duration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